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290f" officeooo:paragraph-rsid="0021290f"/>
    </style:style>
    <style:style style:name="P2" style:family="paragraph" style:parent-style-name="Standard">
      <style:text-properties fo:font-weight="bold" officeooo:rsid="0021290f" officeooo:paragraph-rsid="0021290f" style:font-weight-asian="bold" style:font-weight-complex="bold"/>
    </style:style>
    <style:style style:name="P3" style:family="paragraph" style:parent-style-name="Standard">
      <style:text-properties fo:color="#355269" loext:opacity="100%" fo:font-weight="bold" officeooo:rsid="0021290f" officeooo:paragraph-rsid="0021290f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rsid="001fc009" officeooo:paragraph-rsid="001fc00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m <text:span text:style-name="Strong_20_Emphasis">Test Case</text:span> (Caso de Teste) é um conjunto de condições ou variáveis sob as quais um testador determina se um sistema ou uma de suas funcionalidades está funcionando conforme o esperado. Ele serve como uma <text:span text:style-name="Strong_20_Emphasis">unidade básica de teste</text:span>, documentando passo a passo como uma funcionalidade específica deve ser testada.</text:p>
      <text:p text:style-name="Horizontal_20_Line"/>
      <text:h text:style-name="Heading_20_2" text:outline-level="2"><text:span text:style-name="Strong_20_Emphasis">Componentes de um Test Case Básico</text:span></text:h>
      <text:list xml:id="list3115746024" text:style-name="L1">
        <text:list-item>
          <text:p text:style-name="P4"><text:span text:style-name="Strong_20_Emphasis">ID do Test Case</text:span>: Identificador único (ex.: TC_Login_001)</text:p>
        </text:list-item>
        <text:list-item>
          <text:p text:style-name="P4"><text:span text:style-name="Strong_20_Emphasis">Descrição</text:span>: Objetivo do teste em uma frase (ex.: "Validar login com credenciais corretas")</text:p>
        </text:list-item>
        <text:list-item>
          <text:p text:style-name="P4"><text:span text:style-name="Strong_20_Emphasis">Pré-condições</text:span>: Requisitos para executar o teste (ex.: "Usuário já cadastrado")</text:p>
        </text:list-item>
        <text:list-item>
          <text:p text:style-name="P4"><text:span text:style-name="Strong_20_Emphasis">Passos de Teste</text:span>:</text:p>
          <text:list>
            <text:list-item>
              <text:p text:style-name="P4">Passo 1: Acessar a página de login</text:p>
            </text:list-item>
            <text:list-item>
              <text:p text:style-name="P4">Passo 2: Inserir e-mail e senha válidos</text:p>
            </text:list-item>
            <text:list-item>
              <text:p text:style-name="P4">Passo 3: Clicar em "Entrar"</text:p>
            </text:list-item>
          </text:list>
        </text:list-item>
        <text:list-item>
          <text:p text:style-name="P4"><text:span text:style-name="Strong_20_Emphasis">Dados de Entrada</text:span>: Valores usados (ex.: email="user@test.com", senha="123456")</text:p>
        </text:list-item>
        <text:list-item>
          <text:p text:style-name="P4"><text:span text:style-name="Strong_20_Emphasis">Resultado Esperado</text:span>: Comportamento correto (ex.: "Redirecionar para o dashboard")</text:p>
        </text:list-item>
        <text:list-item>
          <text:p text:style-name="P4"><text:span text:style-name="Strong_20_Emphasis">Resultado Obtido</text:span>: O que realmente aconteceu (preenchido durante a execução)</text:p>
        </text:list-item>
        <text:list-item>
          <text:p text:style-name="P4"><text:span text:style-name="Strong_20_Emphasis">Status</text:span>: Aprovado (✔) / Reprovado (✖) / Bloqueado</text:p>
        </text:list-item>
        <text:list-item>
          <text:p text:style-name="P4"><text:span text:style-name="Strong_20_Emphasis">Prioridade</text:span>: Alta, Média, Baixa</text:p>
        </text:list-item>
        <text:list-item>
          <text:p text:style-name="P4"><text:span text:style-name="Strong_20_Emphasis">Autor</text:span>: Quem criou o caso</text:p>
        </text:list-item>
      </text:list>
      <text:p text:style-name="Horizontal_20_Line"/>
      <text:h text:style-name="Heading_20_2" text:outline-level="2"><text:span text:style-name="Strong_20_Emphasis">Tipos de Test Cases</text:span></text:h>
      <text:p text:style-name="Text_20_body">✅ <text:span text:style-name="Strong_20_Emphasis">Testes Positivos</text:span>: Verificam se o sistema funciona como esperado com entradas válidas.<text:line-break/>✅ <text:span text:style-name="Strong_20_Emphasis">Testes Negativos</text:span>: Validam como o sistema lida com entradas inválidas ou erros (ex.: senha incorreta).<text:line-break/>✅ <text:span text:style-name="Strong_20_Emphasis">Testes de Regressão</text:span>: Garantem que novas alterações não quebrem funcionalidades existentes.<text:line-break/>✅ <text:span text:style-name="Strong_20_Emphasis">Testes Baseados em Risco</text:span>: Focam em áreas críticas do sistema com maior impacto se falharem.</text:p>
      <text:p text:style-name="Horizontal_20_Line"/>
      <text:h text:style-name="Heading_20_2" text:outline-level="2"><text:span text:style-name="Strong_20_Emphasis">Boas Práticas para Escrever Test Cases</text:span></text:h>
      <text:p text:style-name="Text_20_body">✔ <text:span text:style-name="Strong_20_Emphasis">Seja claro e conciso</text:span>: Evite ambiguidades – qualquer pessoa da equipe deve entender.<text:line-break/>✔ <text:span text:style-name="Strong_20_Emphasis">Mantenha a independência</text:span>: Um Test Case não deve depender de outro.<text:line-break/>✔ <text:span text:style-name="Strong_20_Emphasis">Cubra cenários positivos e negativos</text:span>: Prepare-se para entradas inválidas e erros.<text:line-break/>✔ <text:span text:style-name="Strong_20_Emphasis">Priorize com inteligência</text:span>: Casos críticos devem ser executados primeiro.<text:line-break/>✔ <text:span text:style-name="Strong_20_Emphasis">Revise e atualize</text:span>: Ajuste os casos conforme o sistema evolui.</text:p>
      <text:p text:style-name="Horizontal_20_Line"><text:soft-page-break/></text:p>
      <text:h text:style-name="Heading_20_2" text:outline-level="2"><text:span text:style-name="Strong_20_Emphasis">Exemplo Prático</text:span></text:h>
      <text:p text:style-name="Text_20_body"><text:span text:style-name="Strong_20_Emphasis">Caso de Teste</text:span>: TC_Login_002<text:line-break/><text:span text:style-name="Strong_20_Emphasis">Descrição</text:span>: Validar mensagem de erro ao inserir senha incorreta.<text:line-break/><text:span text:style-name="Strong_20_Emphasis">Pré-condição</text:span>: Usuário cadastrado (email: "user@test.com", senha: "123456").<text:line-break/><text:span text:style-name="Strong_20_Emphasis">Passos</text:span>:</text:p>
      <text:list xml:id="list3163098853" text:style-name="L2">
        <text:list-item>
          <text:p text:style-name="P5">Acessar a página de login.</text:p>
        </text:list-item>
        <text:list-item>
          <text:p text:style-name="P5">Inserir email="user@test.com" e senha="000000".</text:p>
        </text:list-item>
        <text:list-item>
          <text:p text:style-name="P5">Clicar em "Entrar".<text:line-break/><text:span text:style-name="Strong_20_Emphasis">Resultado Esperado</text:span>: Sistema exibe "Senha incorreta. Tente novamente."<text:line-break/><text:span text:style-name="Strong_20_Emphasis">Prioridade</text:span>: Alta</text:p>
        </text:list-item>
      </text:list>
      <text:p text:style-name="Horizontal_20_Line"/>
      <text:h text:style-name="Heading_20_2" text:outline-level="2"><text:span text:style-name="Strong_20_Emphasis">Ferramentas para Gerenciar Test Cases</text:span></text:h>
      <text:list xml:id="list314373205" text:style-name="L3">
        <text:list-item>
          <text:p text:style-name="P6"><text:span text:style-name="Strong_20_Emphasis">TestRail</text:span>: Organiza e rastreia casos de teste.</text:p>
        </text:list-item>
        <text:list-item>
          <text:p text:style-name="P6"><text:span text:style-name="Strong_20_Emphasis">Jira (com Zephyr ou Xray)</text:span>: Integra casos de teste com bugs e tarefas.</text:p>
        </text:list-item>
        <text:list-item>
          <text:p text:style-name="P6"><text:span text:style-name="Strong_20_Emphasis">Excel/Google Sheets</text:span>: Usado para casos simples (mas menos rastreável).</text:p>
        </text:list-item>
      </text:list>
      <text:p text:style-name="Horizontal_20_Line"/>
      <text:h text:style-name="Heading_20_2" text:outline-level="2"><text:span text:style-name="Strong_20_Emphasis">Por que Test Cases são importantes?</text:span></text:h>
      <text:p text:style-name="Text_20_body">🔹 <text:span text:style-name="Strong_20_Emphasis">Garantem cobertura de testes</text:span>: Nada importante é esquecido.<text:line-break/>🔹 <text:span text:style-name="Strong_20_Emphasis">Padronizam a execução</text:span>: Qualquer tester pode seguir o mesmo método.<text:line-break/>🔹 <text:span text:style-name="Strong_20_Emphasis">Facilitam a automação</text:span>: Scripts de automação podem ser baseados neles.<text:line-break/>🔹 <text:span text:style-name="Strong_20_Emphasis">Servem como documentação</text:span>: Útil para onboarding e auditorias.</text:p>
      <text:h text:style-name="Heading_20_3" text:outline-level="3"><text:span text:style-name="Strong_20_Emphasis">Conclusão</text:span></text:h>
      <text:p text:style-name="Text_20_body">Um <text:span text:style-name="Strong_20_Emphasis">Test Case</text:span> bem elaborado é a base para testes eficientes. Ele assegura que todas as funcionalidades sejam validadas de forma consistente, reduzindo riscos e melhorando a qualidade do software. Invista tempo em criar casos claros e abrangentes – isso economizará horas de retrabalho no futuro!</text:p>
      <text:p text:style-name="P1"/>
      <text:p text:style-name="P2">Vídeo importante:</text:p>
      <text:p text:style-name="P3">https://www.youtube.com/watch?v=BBmA5Qp6Gh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8:35.121939530</meta:creation-date>
    <dc:date>2025-05-05T16:58:04.347952293</dc:date>
    <meta:editing-duration>PT2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72" meta:character-count="3113" meta:non-whitespace-character-count="2692"/>
  </office:meta>
</office:document-meta>
</file>